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0.895cm" fo:min-width="0.49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5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0.895cm" fo:min-width="0.48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7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9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21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8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12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85cm"/>
    </style:style>
    <style:style style:name="gr14" style:family="graphic" style:parent-style-name="standard">
      <style:graphic-properties svg:stroke-width="0.051cm" svg:stroke-color="#3465a4" draw:marker-start-width="0.355cm" draw:marker-end-width="0.355cm" draw:textarea-horizontal-align="justify" draw:textarea-vertical-align="middle" draw:auto-grow-height="false" fo:min-height="0.11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639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8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P1" style:family="paragraph">
      <loext:graphic-properties draw:fill="solid" draw:fill-color="#579d1c"/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1cm" svg:height="0.302cm" svg:x="7.671cm" svg:y="5.26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043cm" svg:height="1.912cm" draw:transform="rotate (-1.5707963267949) translate (10.039cm 4.8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669cm" svg:height="0.559cm" svg:x="8.561cm" svg:y="5.092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38cm" svg:height="1.911cm" draw:transform="rotate (-1.5707963267949) translate (18.087cm 4.8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0.67cm" svg:height="0.561cm" svg:x="16.596cm" svg:y="5.101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38cm" svg:height="1.912cm" draw:transform="rotate (-1.5707963267949) translate (12.72cm 4.8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0.666cm" svg:height="0.563cm" svg:x="11.241cm" svg:y="5.101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23cm" svg:height="0.279cm" svg:x="9.784cm" svg:y="5.27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491cm" svg:height="0.302cm" svg:x="18.004cm" svg:y="5.26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038cm" svg:height="1.912cm" draw:transform="rotate (-1.5707963267949) translate (15.413cm 4.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0.669cm" svg:height="0.562cm" svg:x="13.923cm" svg:y="5.077cm">
          <text:p text:style-name="P3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.921cm" svg:height="0.806cm" svg:x="11.444cm" svg:y="11.09cm">
          <draw:text-box>
            <text:p><text:span text:style-name="T2">A <text:s text:c="2"/>B <text:s/>C <text:s/>D</text:span></text:p>
          </draw:text-box>
        </draw:frame>
        <draw:line draw:style-name="gr10" draw:text-style-name="P6" draw:layer="layout" svg:x1="12.584cm" svg:y1="6.334cm" svg:x2="12.584cm" svg:y2="8.112cm">
          <text:p/>
        </draw:line>
        <draw:frame draw:style-name="gr11" draw:text-style-name="P5" draw:layer="layout" svg:width="1.577cm" svg:height="0.806cm" svg:x="11.082cm" svg:y="6.542cm">
          <draw:text-box>
            <text:p><text:span text:style-name="T2">CoPi</text:span></text:p>
          </draw:text-box>
        </draw:frame>
        <draw:path draw:style-name="gr12" draw:text-style-name="P6" draw:layer="layout" svg:width="2.541cm" svg:height="1.29cm" draw:transform="skewX (-0.292866248484648) rotate (-2.06559716973529) translate (13.1534350882351cm 8.95030417024566cm)" svg:viewBox="0 0 2542 1291" svg:d="M0 1291c123-50 226 26 360-17 129-41 231-165 233-344 3-220 174-292 295-288 144 4 255 194 405 181 141-10 293-111 345-278 98-296 284-581 514-541l138 70 131 41 121 47">
          <text:p/>
        </draw:path>
        <draw:path draw:style-name="gr12" draw:text-style-name="P6" draw:layer="layout" svg:width="2.54cm" svg:height="1.289cm" draw:transform="skewX (-0.292517182634249) rotate (-2.06559716973529) translate (13.7582024276507cm 8.94490461557017cm)" svg:viewBox="0 0 2541 1290" svg:d="M0 1290c123-49 226 26 360-17 129-40 231-163 233-344 2-219 174-292 295-287 144 5 255 194 405 181 140-10 293-111 346-278 96-297 283-581 512-541l138 70 132 41 120 46">
          <text:p/>
        </draw:path>
        <draw:path draw:style-name="gr12" draw:text-style-name="P6" draw:layer="layout" svg:width="2.54cm" svg:height="1.289cm" draw:transform="skewX (-0.29251718263425) rotate (-2.06559716973529) translate (14.4582024276507cm 8.94490461557018cm)" svg:viewBox="0 0 2541 1290" svg:d="M0 1290c123-49 226 26 360-17 129-40 231-163 233-344 2-219 174-292 295-287 144 5 255 194 405 181 140-10 293-111 346-278 96-297 283-581 512-541l138 70 132 41 120 46">
          <text:p/>
        </draw:path>
        <draw:path draw:style-name="gr12" draw:text-style-name="P6" draw:layer="layout" svg:width="2.54cm" svg:height="1.289cm" draw:transform="skewX (-0.292517182634249) rotate (-2.06559716973529) translate (15.1582024276507cm 8.94490461557017cm)" svg:viewBox="0 0 2541 1290" svg:d="M0 1290c123-49 226 26 360-17 129-40 231-163 233-344 2-219 174-292 295-287 144 5 255 194 405 181 140-10 293-111 346-278 96-297 283-581 512-541l138 70 132 41 120 46">
          <text:p/>
        </draw:path>
        <draw:frame draw:style-name="gr13" draw:text-style-name="P5" draw:layer="layout" svg:width="6.585cm" svg:height="0.806cm" svg:x="9.525cm" svg:y="7.985cm">
          <draw:text-box>
            <text:p><text:span text:style-name="T2">Independent Periodic Tasks</text:span></text:p>
          </draw:text-box>
        </draw:frame>
        <draw:custom-shape draw:style-name="gr7" draw:text-style-name="P1" draw:layer="layout" svg:width="1.023cm" svg:height="0.279cm" svg:x="12.484cm" svg:y="5.27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023cm" svg:height="0.279cm" svg:x="15.184cm" svg:y="5.27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457cm" svg:height="0.41cm" svg:x="10.222cm" svg:y="5.697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0.451cm" svg:y1="5.697cm" svg:x2="10.451cm" svg:y2="6.107cm">
          <text:p/>
        </draw:line>
        <draw:line draw:style-name="gr15" draw:text-style-name="P6" draw:layer="layout" svg:x1="10.222cm" svg:y1="5.902cm" svg:x2="10.679cm" svg:y2="5.902cm">
          <text:p/>
        </draw:line>
        <draw:custom-shape draw:style-name="gr14" draw:text-style-name="P3" draw:layer="layout" svg:width="0.457cm" svg:height="0.41cm" svg:x="12.922cm" svg:y="5.698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3.151cm" svg:y1="5.698cm" svg:x2="13.151cm" svg:y2="6.108cm">
          <text:p/>
        </draw:line>
        <draw:line draw:style-name="gr15" draw:text-style-name="P6" draw:layer="layout" svg:x1="12.922cm" svg:y1="5.903cm" svg:x2="13.379cm" svg:y2="5.903cm">
          <text:p/>
        </draw:line>
        <draw:custom-shape draw:style-name="gr14" draw:text-style-name="P3" draw:layer="layout" svg:width="0.457cm" svg:height="0.41cm" svg:x="15.537cm" svg:y="5.699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5.766cm" svg:y1="5.699cm" svg:x2="15.766cm" svg:y2="6.109cm">
          <text:p/>
        </draw:line>
        <draw:line draw:style-name="gr15" draw:text-style-name="P6" draw:layer="layout" svg:x1="15.537cm" svg:y1="5.904cm" svg:x2="15.994cm" svg:y2="5.904cm">
          <text:p/>
        </draw:line>
        <draw:custom-shape draw:style-name="gr16" draw:text-style-name="P7" draw:layer="layout" svg:width="1.27cm" svg:height="0.889cm" svg:x="8.69cm" svg:y="12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27cm" svg:height="0.889cm" svg:x="10.49cm" svg:y="12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27cm" svg:height="0.889cm" svg:x="14.49cm" svg:y="12.657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086cm" svg:height="1.038cm" svg:x="12.773cm" svg:y="12.711cm">
          <draw:text-box>
            <text:p><text:span text:style-name="T3">...</text:span></text:p>
          </draw:text-box>
        </draw:frame>
        <draw:line draw:style-name="gr18" draw:text-style-name="P6" draw:layer="layout" svg:x1="12.938cm" svg:y1="11.795cm" svg:x2="9.382cm" svg:y2="12.684cm">
          <text:p/>
        </draw:line>
        <draw:line draw:style-name="gr18" draw:text-style-name="P6" draw:layer="layout" svg:x1="12.938cm" svg:y1="11.795cm" svg:x2="11.16cm" svg:y2="12.684cm">
          <text:p/>
        </draw:line>
        <draw:line draw:style-name="gr18" draw:text-style-name="P6" draw:layer="layout" svg:x1="12.938cm" svg:y1="11.795cm" svg:x2="13.192cm" svg:y2="12.684cm">
          <text:p/>
        </draw:line>
        <draw:line draw:style-name="gr18" draw:text-style-name="P6" draw:layer="layout" svg:x1="12.938cm" svg:y1="11.795cm" svg:x2="15.097cm" svg:y2="12.684cm">
          <text:p/>
        </draw:line>
        <draw:frame draw:style-name="gr19" draw:text-style-name="P5" draw:layer="layout" svg:width="2.987cm" svg:height="0.806cm" svg:x="15.602cm" svg:y="12.684cm">
          <draw:text-box>
            <text:p><text:span text:style-name="T2">Processors</text:span></text:p>
          </draw:text-box>
        </draw:frame>
        <draw:frame draw:style-name="gr20" draw:text-style-name="P9" draw:layer="layout" svg:width="0.502cm" svg:height="1.187cm" svg:x="13.954cm" svg:y="11.795cm">
          <draw:text-box>
            <text:p/>
          </draw:text-box>
        </draw:frame>
        <draw:frame draw:style-name="gr21" draw:text-style-name="P5" draw:layer="layout" svg:width="3.81cm" svg:height="1.916cm" svg:x="7.658cm" svg:y="10.614cm">
          <draw:text-box>
            <text:p><text:span text:style-name="T2">WFD + online (migration + optimiza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22T00:29:31.717227803</dc:date>
    <meta:editing-duration>P2DT5H44M3S</meta:editing-duration>
    <meta:editing-cycles>38</meta:editing-cycles>
    <meta:generator>LibreOffice/5.1.6.2$Linux_X86_64 LibreOffice_project/10m0$Build-2</meta:generator>
    <meta:document-statistic meta:object-count="41"/>
  </office:meta>
</office:document-meta>
</file>